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ff" style:font-name="Arial" fo:font-size="12pt" officeooo:rsid="001ea61a" officeooo:paragraph-rsid="001ea61a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officeooo:rsid="001ea61a" officeooo:paragraph-rsid="001ea61a" style:font-size-asian="12pt" style:font-size-complex="12pt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dc143c" loext:char-shading-value="0"/>
    </style:style>
    <style:style style:name="T4" style:family="text">
      <style:text-properties fo:background-color="#dc143c" loext:char-shading-value="0"/>
    </style:style>
    <style:style style:name="T5" style:family="text">
      <style:text-properties fo:background-color="#ff0000" loext:char-shading-value="0"/>
    </style:style>
    <style:style style:name="T6" style:family="text">
      <style:text-properties fo:background-color="#ff0000" loext:char-shading-value="0"/>
    </style:style>
    <style:style style:name="T7" style:family="text">
      <style:text-properties fo:background-color="#7cfc00" loext:char-shading-value="0"/>
    </style:style>
    <style:style style:name="T8" style:family="text">
      <style:text-properties fo:background-color="#7cfc00" loext:char-shading-value="0"/>
    </style:style>
    <style:style style:name="T9" style:family="text">
      <style:text-properties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>ENTITAT BANCÀRIA </text:p>
      <text:p text:style-name="P1">Dissenyar el model E-R.</text:p>
      <text:p text:style-name="P3"/>
      <text:p text:style-name="P3">Es tracta dissenyar una base de dades per gestionar el personal d'un BANC que té implantada moltes <text:span text:style-name="T2">oficines</text:span> per tot el país.</text:p>
      <text:p text:style-name="P3"/>
      <text:p text:style-name="P3">Els <text:span text:style-name="T2">empleats</text:span> estan identificats per un <text:span text:style-name="T6">codi d'empleat</text:span> i interessa saber el <text:span text:style-name="T6">nom</text:span>, <text:span text:style-name="T6">cognoms</text:span>, <text:span text:style-name="T6">direcció</text:span>, <text:span text:style-name="T6">telèfon</text:span>, <text:span text:style-name="T6">data de naixement</text:span>, etc. A més, és important conèixer la seva <text:span text:style-name="T6">ciutat de residència</text:span>, així com saber en quines <text:span text:style-name="T2">ciutats</text:span> estan <text:span text:style-name="T6">ubicades</text:span> les diferents oficines del banc. </text:p>
      <text:p text:style-name="P3"/>
      <text:p text:style-name="P3">Aquestes oficines estan identificades per un codi numèric de quatre xifres. Un empleat en un <text:span text:style-name="T6">moment donat</text:span> <text:span text:style-name="T8">treballa</text:span> en una oficina però pot ser traslladat a una altra, fins i tot pot tornar a treballar en una oficina on ja havia treballat anteriorment. Interessa conèixer l'<text:span text:style-name="T2">historial</text:span> de cada empleat que han treballat en diferents oficines.</text:p>
      <text:p text:style-name="P3"/>
      <text:p text:style-name="P3">Els empleats poden tenir <text:span text:style-name="T2">titulacions acadèmiques</text:span>, i es vol tenir constància d'aquest fet, concretament de l'<text:span text:style-name="T6">any </text:span>i del <text:span text:style-name="T2">centre acadèmic</text:span> que els ha concedit la(es) titulació(ns). </text:p>
      <text:p text:style-name="P3"/>
      <text:p text:style-name="P3">Els empleats tenen una determinada <text:span text:style-name="T2">categoria laboral</text:span> (auxiliar, oficial 2n, oficial 1r, ...). Es desitja conèixer les diferents categories que han arribat a cada empleat.</text:p>
      <text:p text:style-name="P3"/>
      <text:p text:style-name="P3">Segons el conveni de l'empresa a cada categoria li correspon un determinat sou base, un preu d'hores extres i un coeficient de seguretat social.</text:p>
      <text:p text:style-name="P3"/>
      <text:p text:style-name="P3">Alguns empleats estan afiliats a una (sola) <text:span text:style-name="T2">central sindical</text:span>. S'ha d'arribar al pacte de descomptar en la nòmina mensualment la quota sindical per als afiliats a cada central. Aquesta quota és única per a tots els afiliats a una determinada Central.</text:p>
      <text:p text:style-name="P3"/>
      <text:p text:style-name="P3">Els empleats gaudeixen del dret d'<text:span text:style-name="T2">excedència</text:span> (amb un període de temps determinat), que</text:p>
      <text:p text:style-name="P3">pot ser exercit en diverses ocasions durant la seva vida laboral i per diverses causes.</text:p>
      <text:p text:style-name="P3"/>
      <text:p text:style-name="P3">També gaudeixen de la possibilitat de demanar diferents <text:span text:style-name="T2">tipus preestablerts</text:span> de <text:span text:style-name="T2">préstecs</text:span> (per exemple, per matrimoni,per adquisició d'un habitatge, per estudis, etc.), que poden <text:span text:style-name="T6">ser o no concedits.</text:span> En principi no hi ha cap limitació a demanar diferents <text:span text:style-name="T6">tipus de préstecs</text:span>, fins i tot al mateix <text:span text:style-name="T6">temps</text:span>. Es desitja tenir constància de si aquests préstecs s'han concedit o no.</text:p>
      <text:p text:style-name="P3">Cada préstec té establert un seguit de condicions de les quals ens interessa el tipus d'interès i el període de vigència del préstec.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21T19:15:32.464000000</meta:creation-date>
    <dc:date>2020-11-05T11:13:48.888534319</dc:date>
    <meta:editing-duration>PT41M15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3" meta:word-count="352" meta:character-count="2190" meta:non-whitespace-character-count="1848"/>
  </office:meta>
</office:document-meta>
</file>